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extConfiguration.p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onfigClassesInheritedTests.verifyPetSetFromExtendedContext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